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98.75mm" svg:y="0.2mm">
            <loext:p draw:notify-on-update-of-ranges="Лист1.C1:Лист1.C1 Лист1.C2:Лист1.C21 Лист1.A2:Лист1.A21 Лист1.B1:Лист1.B1 Лист1.B1:Лист1.B20 Лист1.A2:Лист1.A21 Лист1.D1:Лист1.D1 Лист1.D2:Лист1.D21 Лист1.A2:Лист1.A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51.66mm" svg:y="1.32mm">
            <loext:p draw:notify-on-update-of-ranges="Лист1.C1:Лист1.C1 Лист1.D2:Лист1.D21 Лист1.D1:Лист1.D1 Лист1.A2:Лист1.A21 Лист1.C1:Лист1.C1 Лист1.A2:Лист1.A21 Лист1.C2:Лист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Кол-во элементов</text:p>
          </table:table-cell>
          <table:table-cell table:style-name="ce1" office:value-type="string" calcext:value-type="string">
            <text:p>Oddevensort</text:p>
          </table:table-cell>
          <table:table-cell table:style-name="ce1" office:value-type="string" calcext:value-type="string">
            <text:p>Radixsort</text:p>
          </table:table-cell>
          <table:table-cell table:style-name="ce1" office:value-type="string" calcext:value-type="string">
            <text:p>Quicksort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1621" calcext:value-type="float">
            <text:p>11,1621</text:p>
          </table:table-cell>
          <table:table-cell office:value-type="string" calcext:value-type="string">
            <text:p>0.0084</text:p>
          </table:table-cell>
          <table:table-cell office:value-type="float" office:value="0.008119" calcext:value-type="float">
            <text:p>0,00811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2.8037" calcext:value-type="float">
            <text:p>102,8037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145" calcext:value-type="float">
            <text:p>0,01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83.4938" calcext:value-type="float">
            <text:p>183,4938</text:p>
          </table:table-cell>
          <table:table-cell office:value-type="float" office:value="0.0252" calcext:value-type="float">
            <text:p>0,0252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89.8799" calcext:value-type="float">
            <text:p>289,8799</text:p>
          </table:table-cell>
          <table:table-cell office:value-type="float" office:value="0.0342" calcext:value-type="float">
            <text:p>0,0342</text:p>
          </table:table-cell>
          <table:table-cell office:value-type="float" office:value="0.0298" calcext:value-type="float">
            <text:p>0,029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12.9816" calcext:value-type="float">
            <text:p>412,9816</text:p>
          </table:table-cell>
          <table:table-cell office:value-type="float" office:value="0.051" calcext:value-type="float">
            <text:p>0,051</text:p>
          </table:table-cell>
          <table:table-cell office:value-type="float" office:value="0.0385" calcext:value-type="float">
            <text:p>0,03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65.1932" calcext:value-type="float">
            <text:p>565,1932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0461" calcext:value-type="float">
            <text:p>0,046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741.3521" calcext:value-type="float">
            <text:p>741,3521</text:p>
          </table:table-cell>
          <table:table-cell office:value-type="float" office:value="0.0793" calcext:value-type="float">
            <text:p>0,0793</text:p>
          </table:table-cell>
          <table:table-cell office:value-type="float" office:value="0.0539" calcext:value-type="float">
            <text:p>0,053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28.0406" calcext:value-type="float">
            <text:p>928,0406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619" calcext:value-type="float">
            <text:p>0,0619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145.5272" calcext:value-type="float">
            <text:p>1145,5272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0688" calcext:value-type="float">
            <text:p>0,068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378.9389" calcext:value-type="float">
            <text:p>1378,9389</text:p>
          </table:table-cell>
          <table:table-cell office:value-type="float" office:value="0.1001" calcext:value-type="float">
            <text:p>0,1001</text:p>
          </table:table-cell>
          <table:table-cell office:value-type="float" office:value="0.0759" calcext:value-type="float">
            <text:p>0,075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1648.6162" calcext:value-type="float">
            <text:p>1648,6162</text:p>
          </table:table-cell>
          <table:table-cell office:value-type="float" office:value="0.109" calcext:value-type="float">
            <text:p>0,109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930.1256" calcext:value-type="float">
            <text:p>1930,1256</text:p>
          </table:table-cell>
          <table:table-cell office:value-type="float" office:value="0.1187" calcext:value-type="float">
            <text:p>0,1187</text:p>
          </table:table-cell>
          <table:table-cell office:value-type="float" office:value="0.0925" calcext:value-type="float">
            <text:p>0,092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2243.5933" calcext:value-type="float">
            <text:p>2243,5933</text:p>
          </table:table-cell>
          <table:table-cell office:value-type="float" office:value="0.1293" calcext:value-type="float">
            <text:p>0,1293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571.3179" calcext:value-type="float">
            <text:p>2571,3179</text:p>
          </table:table-cell>
          <table:table-cell office:value-type="float" office:value="0.1393" calcext:value-type="float">
            <text:p>0,1393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930.0632" calcext:value-type="float">
            <text:p>2930,0632</text:p>
          </table:table-cell>
          <table:table-cell office:value-type="float" office:value="0.1476" calcext:value-type="float">
            <text:p>0,1476</text:p>
          </table:table-cell>
          <table:table-cell office:value-type="float" office:value="0.1179" calcext:value-type="float">
            <text:p>0,117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309.0687" calcext:value-type="float">
            <text:p>3309,0687</text:p>
          </table:table-cell>
          <table:table-cell office:value-type="float" office:value="0.1579" calcext:value-type="float">
            <text:p>0,1579</text:p>
          </table:table-cell>
          <table:table-cell office:value-type="float" office:value="0.1244" calcext:value-type="float">
            <text:p>0,1244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3731.1903" calcext:value-type="float">
            <text:p>3731,1903</text:p>
          </table:table-cell>
          <table:table-cell office:value-type="float" office:value="0.1678" calcext:value-type="float">
            <text:p>0,1678</text:p>
          </table:table-cell>
          <table:table-cell office:value-type="float" office:value="0.1324" calcext:value-type="float">
            <text:p>0,132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097.8208" calcext:value-type="float">
            <text:p>4097,8208</text:p>
          </table:table-cell>
          <table:table-cell office:value-type="float" office:value="0.176" calcext:value-type="float">
            <text:p>0,176</text:p>
          </table:table-cell>
          <table:table-cell office:value-type="float" office:value="0.1416" calcext:value-type="float">
            <text:p>0,141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4430.652" calcext:value-type="float">
            <text:p>4430,652</text:p>
          </table:table-cell>
          <table:table-cell office:value-type="float" office:value="0.1862" calcext:value-type="float">
            <text:p>0,1862</text:p>
          </table:table-cell>
          <table:table-cell office:value-type="float" office:value="0.1505" calcext:value-type="float">
            <text:p>0,15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783.4067" calcext:value-type="float">
            <text:p>4783,4067</text:p>
          </table:table-cell>
          <table:table-cell office:value-type="float" office:value="0.197" calcext:value-type="float">
            <text:p>0,197</text:p>
          </table:table-cell>
          <table:table-cell office:value-type="float" office:value="0.1581" calcext:value-type="float">
            <text:p>0,1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53:33.042295138</meta:creation-date>
    <dc:date>2018-05-10T18:49:15.263071703</dc:date>
    <meta:editing-duration>PT4M41S</meta:editing-duration>
    <meta:editing-cycles>1</meta:editing-cycles>
    <meta:document-statistic meta:table-count="1" meta:cell-count="8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График сравнения сортировок</text:p>
        </chart:title>
        <chart:legend chart:legend-position="end" svg:x="12.698cm" svg:y="3.703cm" style:legend-expansion="high" chart:style-name="ch3"/>
        <chart:plot-area chart:style-name="ch4" table:cell-range-address="Лист1.A2:Лист1.A21 Лист1.C1:Лист1.D21 Лист1.B1:Лист1.B20" chart:data-source-has-labels="row" svg:x="1.331cm" svg:y="1.275cm" svg:width="11.047cm" svg:height="6.564cm">
          <chartooo:coordinate-region svg:x="2.323cm" svg:y="1.474cm" svg:width="9.405cm" svg:height="5.718cm"/>
          <chart:axis chart:dimension="x" chart:name="primary-x" chart:style-name="ch5">
            <chart:title svg:x="6.016cm" svg:y="8.019cm" chart:style-name="ch6">
              <text:p>элементов</text:p>
            </chart:title>
          </chart:axis>
          <chart:axis chart:dimension="y" chart:name="primary-y" chart:style-name="ch5">
            <chart:title svg:x="0.451cm" svg:y="5.117cm" chart:style-name="ch7">
              <text:p>секунд</text:p>
            </chart:title>
            <chart:grid chart:style-name="ch8" chart:class="major"/>
          </chart:axis>
          <chart:series chart:style-name="ch9" chart:values-cell-range-address="Лист1.C2:Лист1.C21" chart:label-cell-address="Лист1.C1:Лист1.C1" chart:class="chart:scatter">
            <chart:domain table:cell-range-address="Лист1.A2:Лист1.A21"/>
            <chart:data-point chart:repeated="20"/>
          </chart:series>
          <chart:series chart:style-name="ch10" chart:values-cell-range-address="Лист1.B1:Лист1.B20" chart:label-cell-address="Лист1.B1:Лист1.B1" chart:class="chart:scatter">
            <chart:data-point chart:repeated="20"/>
          </chart:series>
          <chart:series chart:style-name="ch10" chart:values-cell-range-address="Лист1.D2:Лист1.D21" chart:label-cell-address="Лист1.D1:Лист1.D1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Radixsort</text:p>
                <draw:g>
                  <svg:desc>Лист1.C1:Лист1.C1</svg:desc>
                </draw:g>
              </table:table-cell>
              <table:table-cell office:value-type="string">
                <text:p>Oddevensort</text:p>
                <draw:g>
                  <svg:desc>Лист1.B1:Лист1.B1</svg:desc>
                </draw:g>
              </table:table-cell>
              <table:table-cell office:value-type="string">
                <text:p>Quicksort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Лист1.A2:Лист1.A21</svg:desc>
                </draw:g>
              </table:table-cell>
              <table:table-cell office:value-type="float" office:value="NaN">
                <text:p>NaN</text:p>
                <draw:g>
                  <svg:desc>Лист1.C2:Лист1.C21</svg:desc>
                </draw:g>
              </table:table-cell>
              <table:table-cell office:value-type="float" office:value="NaN">
                <text:p>NaN</text:p>
                <draw:g>
                  <svg:desc>Лист1.B1:Лист1.B20</svg:desc>
                </draw:g>
              </table:table-cell>
              <table:table-cell office:value-type="float" office:value="0.008119">
                <text:p>0.008119</text:p>
                <draw:g>
                  <svg:desc>Лист1.D2:Лист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167">
                <text:p>0.0167</text:p>
              </table:table-cell>
              <table:table-cell office:value-type="float" office:value="11.1621">
                <text:p>11.1621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0.0252">
                <text:p>0.0252</text:p>
              </table:table-cell>
              <table:table-cell office:value-type="float" office:value="102.8037">
                <text:p>102.8037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342">
                <text:p>0.0342</text:p>
              </table:table-cell>
              <table:table-cell office:value-type="float" office:value="183.4938">
                <text:p>183.4938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051">
                <text:p>0.051</text:p>
              </table:table-cell>
              <table:table-cell office:value-type="float" office:value="289.8799">
                <text:p>289.8799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603">
                <text:p>0.0603</text:p>
              </table:table-cell>
              <table:table-cell office:value-type="float" office:value="412.9816">
                <text:p>412.9816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0.0793">
                <text:p>0.0793</text:p>
              </table:table-cell>
              <table:table-cell office:value-type="float" office:value="565.1932">
                <text:p>565.1932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.0807">
                <text:p>0.0807</text:p>
              </table:table-cell>
              <table:table-cell office:value-type="float" office:value="741.3521">
                <text:p>741.3521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0.0915">
                <text:p>0.0915</text:p>
              </table:table-cell>
              <table:table-cell office:value-type="float" office:value="928.0406">
                <text:p>928.0406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1001">
                <text:p>0.1001</text:p>
              </table:table-cell>
              <table:table-cell office:value-type="float" office:value="1145.5272">
                <text:p>1145.5272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0.109">
                <text:p>0.109</text:p>
              </table:table-cell>
              <table:table-cell office:value-type="float" office:value="1378.9389">
                <text:p>1378.938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0.1187">
                <text:p>0.1187</text:p>
              </table:table-cell>
              <table:table-cell office:value-type="float" office:value="1648.6162">
                <text:p>1648.6162</text:p>
              </table:table-cell>
              <table:table-cell office:value-type="float" office:value="0.0925">
                <text:p>0.0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0.1293">
                <text:p>0.1293</text:p>
              </table:table-cell>
              <table:table-cell office:value-type="float" office:value="1930.1256">
                <text:p>1930.125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0.1393">
                <text:p>0.1393</text:p>
              </table:table-cell>
              <table:table-cell office:value-type="float" office:value="2243.5933">
                <text:p>2243.5933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0.1476">
                <text:p>0.1476</text:p>
              </table:table-cell>
              <table:table-cell office:value-type="float" office:value="2571.3179">
                <text:p>2571.3179</text:p>
              </table:table-cell>
              <table:table-cell office:value-type="float" office:value="0.1179">
                <text:p>0.1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0.1579">
                <text:p>0.1579</text:p>
              </table:table-cell>
              <table:table-cell office:value-type="float" office:value="2930.0632">
                <text:p>2930.0632</text:p>
              </table:table-cell>
              <table:table-cell office:value-type="float" office:value="0.1244">
                <text:p>0.1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0.1678">
                <text:p>0.1678</text:p>
              </table:table-cell>
              <table:table-cell office:value-type="float" office:value="3309.0687">
                <text:p>3309.0687</text:p>
              </table:table-cell>
              <table:table-cell office:value-type="float" office:value="0.1324">
                <text:p>0.1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0.176">
                <text:p>0.176</text:p>
              </table:table-cell>
              <table:table-cell office:value-type="float" office:value="3731.1903">
                <text:p>3731.1903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0.1862">
                <text:p>0.1862</text:p>
              </table:table-cell>
              <table:table-cell office:value-type="float" office:value="4097.8208">
                <text:p>4097.8208</text:p>
              </table:table-cell>
              <table:table-cell office:value-type="float" office:value="0.1505">
                <text:p>0.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0.197">
                <text:p>0.197</text:p>
              </table:table-cell>
              <table:table-cell office:value-type="float" office:value="4430.652">
                <text:p>4430.652</text:p>
              </table:table-cell>
              <table:table-cell office:value-type="float" office:value="0.1581">
                <text:p>0.1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217cm" svg:y="0.316cm" chart:style-name="ch2">
          <text:p>График для сравнения (2)</text:p>
        </chart:title>
        <chart:legend chart:legend-position="end" svg:x="13.172cm" svg:y="3.955cm" style:legend-expansion="high" chart:style-name="ch3"/>
        <chart:plot-area chart:style-name="ch4" table:cell-range-address="Лист1.C1:Лист1.D1 Лист1.D2:Лист1.D21 Лист1.A2:Лист1.A21" chart:data-source-has-labels="row" svg:x="1.33cm" svg:y="1.275cm" svg:width="11.523cm" svg:height="6.57cm">
          <chartooo:coordinate-region svg:x="2.692cm" svg:y="1.474cm" svg:width="9.644cm" svg:height="5.724cm"/>
          <chart:axis chart:dimension="x" chart:name="primary-x" chart:style-name="ch5">
            <chart:title svg:x="6.491cm" svg:y="8.025cm" chart:style-name="ch6">
              <text:p>Секунд</text:p>
            </chart:title>
            <chart:grid chart:style-name="ch7" chart:class="major"/>
          </chart:axis>
          <chart:axis chart:dimension="y" chart:name="primary-y" chart:style-name="ch5">
            <chart:title svg:x="0.451cm" svg:y="5.437cm" chart:style-name="ch8">
              <text:p>Элементов</text:p>
            </chart:title>
            <chart:grid chart:style-name="ch7" chart:class="major"/>
          </chart:axis>
          <chart:series chart:style-name="ch9" chart:values-cell-range-address="Лист1.A2:Лист1.A21" chart:label-cell-address="Лист1.D1:Лист1.D1" chart:class="chart:scatter">
            <chart:domain table:cell-range-address="Лист1.D2:Лист1.D21"/>
            <chart:data-point chart:repeated="20"/>
          </chart:series>
          <chart:series chart:style-name="ch10" chart:values-cell-range-address="Лист1.A2:Лист1.A21" chart:label-cell-address="Лист1.C1:Лист1.C1" chart:class="chart:scatter">
            <chart:domain table:cell-range-address="Лист1.C2:Лист1.C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Quicksort</text:p>
                <draw:g>
                  <svg:desc>Лист1.D1:Лист1.D1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Radixsor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19">
                <text:p>0.008119</text:p>
                <draw:g>
                  <svg:desc>Лист1.D2:Лист1.D21</svg:desc>
                </draw:g>
              </table:table-cell>
              <table:table-cell office:value-type="float" office:value="50000">
                <text:p>50000</text:p>
                <draw:g>
                  <svg:desc>Лист1.A2:Лист1.A21</svg:desc>
                </draw:g>
              </table:table-cell>
              <table:table-cell office:value-type="float" office:value="NaN">
                <text:p>NaN</text:p>
                <draw:g>
                  <svg:desc>Лист1.C2:Лист1.C21</svg:desc>
                </draw:g>
              </table:table-cell>
              <table:table-cell office:value-type="float" office:value="50000">
                <text:p>50000</text:p>
                <draw:g>
                  <svg:desc>Лист1.A2:Лист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5">
                <text:p>0.0145</text:p>
              </table:table-cell>
              <table:table-cell office:value-type="float" office:value="100000">
                <text:p>100000</text:p>
              </table:table-cell>
              <table:table-cell office:value-type="float" office:value="0.0167">
                <text:p>0.016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4">
                <text:p>0.0224</text:p>
              </table:table-cell>
              <table:table-cell office:value-type="float" office:value="150000">
                <text:p>150000</text:p>
              </table:table-cell>
              <table:table-cell office:value-type="float" office:value="0.0252">
                <text:p>0.0252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8">
                <text:p>0.0298</text:p>
              </table:table-cell>
              <table:table-cell office:value-type="float" office:value="200000">
                <text:p>200000</text:p>
              </table:table-cell>
              <table:table-cell office:value-type="float" office:value="0.0342">
                <text:p>0.0342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5">
                <text:p>0.0385</text:p>
              </table:table-cell>
              <table:table-cell office:value-type="float" office:value="250000">
                <text:p>250000</text:p>
              </table:table-cell>
              <table:table-cell office:value-type="float" office:value="0.051">
                <text:p>0.051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1">
                <text:p>0.0461</text:p>
              </table:table-cell>
              <table:table-cell office:value-type="float" office:value="300000">
                <text:p>300000</text:p>
              </table:table-cell>
              <table:table-cell office:value-type="float" office:value="0.0603">
                <text:p>0.0603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9">
                <text:p>0.0539</text:p>
              </table:table-cell>
              <table:table-cell office:value-type="float" office:value="350000">
                <text:p>350000</text:p>
              </table:table-cell>
              <table:table-cell office:value-type="float" office:value="0.0793">
                <text:p>0.0793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9">
                <text:p>0.0619</text:p>
              </table:table-cell>
              <table:table-cell office:value-type="float" office:value="400000">
                <text:p>400000</text:p>
              </table:table-cell>
              <table:table-cell office:value-type="float" office:value="0.0807">
                <text:p>0.0807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8">
                <text:p>0.0688</text:p>
              </table:table-cell>
              <table:table-cell office:value-type="float" office:value="450000">
                <text:p>450000</text:p>
              </table:table-cell>
              <table:table-cell office:value-type="float" office:value="0.0915">
                <text:p>0.0915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9">
                <text:p>0.0759</text:p>
              </table:table-cell>
              <table:table-cell office:value-type="float" office:value="500000">
                <text:p>500000</text:p>
              </table:table-cell>
              <table:table-cell office:value-type="float" office:value="0.1001">
                <text:p>0.1001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4">
                <text:p>0.084</text:p>
              </table:table-cell>
              <table:table-cell office:value-type="float" office:value="550000">
                <text:p>550000</text:p>
              </table:table-cell>
              <table:table-cell office:value-type="float" office:value="0.109">
                <text:p>0.109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25">
                <text:p>0.0925</text:p>
              </table:table-cell>
              <table:table-cell office:value-type="float" office:value="600000">
                <text:p>600000</text:p>
              </table:table-cell>
              <table:table-cell office:value-type="float" office:value="0.1187">
                <text:p>0.1187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1">
                <text:p>0.101</text:p>
              </table:table-cell>
              <table:table-cell office:value-type="float" office:value="650000">
                <text:p>650000</text:p>
              </table:table-cell>
              <table:table-cell office:value-type="float" office:value="0.1293">
                <text:p>0.1293</text:p>
              </table:table-cell>
              <table:table-cell office:value-type="float" office:value="650000">
                <text:p>65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84">
                <text:p>0.1084</text:p>
              </table:table-cell>
              <table:table-cell office:value-type="float" office:value="700000">
                <text:p>700000</text:p>
              </table:table-cell>
              <table:table-cell office:value-type="float" office:value="0.1393">
                <text:p>0.1393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79">
                <text:p>0.1179</text:p>
              </table:table-cell>
              <table:table-cell office:value-type="float" office:value="750000">
                <text:p>750000</text:p>
              </table:table-cell>
              <table:table-cell office:value-type="float" office:value="0.1476">
                <text:p>0.1476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44">
                <text:p>0.1244</text:p>
              </table:table-cell>
              <table:table-cell office:value-type="float" office:value="800000">
                <text:p>800000</text:p>
              </table:table-cell>
              <table:table-cell office:value-type="float" office:value="0.1579">
                <text:p>0.1579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24">
                <text:p>0.1324</text:p>
              </table:table-cell>
              <table:table-cell office:value-type="float" office:value="850000">
                <text:p>850000</text:p>
              </table:table-cell>
              <table:table-cell office:value-type="float" office:value="0.1678">
                <text:p>0.1678</text:p>
              </table:table-cell>
              <table:table-cell office:value-type="float" office:value="850000">
                <text:p>85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16">
                <text:p>0.1416</text:p>
              </table:table-cell>
              <table:table-cell office:value-type="float" office:value="900000">
                <text:p>900000</text:p>
              </table:table-cell>
              <table:table-cell office:value-type="float" office:value="0.176">
                <text:p>0.176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5">
                <text:p>0.1505</text:p>
              </table:table-cell>
              <table:table-cell office:value-type="float" office:value="950000">
                <text:p>950000</text:p>
              </table:table-cell>
              <table:table-cell office:value-type="float" office:value="0.1862">
                <text:p>0.1862</text:p>
              </table:table-cell>
              <table:table-cell office:value-type="float" office:value="950000">
                <text:p>95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81">
                <text:p>0.1581</text:p>
              </table:table-cell>
              <table:table-cell office:value-type="float" office:value="1000000">
                <text:p>1000000</text:p>
              </table:table-cell>
              <table:table-cell office:value-type="float" office:value="0.197">
                <text:p>0.197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